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微软雅黑" svg:font-family="微软雅黑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ffffff" draw:stroke-linejoin="miter" draw:fill="solid" draw:fill-color="#cccae9" draw:textarea-vertical-align="middle" draw:auto-grow-height="false" draw:fit-to-size="false" fo:min-height="1.918cm" fo:min-width="2.134cm" fo:padding-top="0.689cm" fo:padding-bottom="0.689cm" fo:padding-left="0.689cm" fo:padding-right="0.689cm" fo:wrap-option="wrap"/>
    </style:style>
    <style:style style:name="gr2" style:family="graphic" style:parent-style-name="standard">
      <style:graphic-properties draw:stroke="none" svg:stroke-width="0cm" draw:fill="solid" draw:fill-color="#665eb8" draw:textarea-vertical-align="middle" draw:auto-grow-height="false" draw:fit-to-size="false" fo:min-height="0.981cm" fo:min-width="1.894cm" fo:padding-top="0.269cm" fo:padding-bottom="0.269cm" fo:padding-left="0cm" fo:padding-right="0.251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solid" draw:fill-color="#9b57d3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solid" draw:fill-color="#755dd9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solid" draw:fill-color="#45a5ed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solid" draw:fill-color="#665eb8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solid" draw:fill-color="#665eb8" draw:textarea-vertical-align="middle" draw:auto-grow-height="false" draw:fit-to-size="false" fo:min-height="0.858cm" fo:min-width="1.647cm" fo:padding-top="0.269cm" fo:padding-bottom="0.269cm" fo:padding-left="0cm" fo:padding-right="0.251cm" fo:wrap-option="wrap"/>
    </style:style>
    <style:style style:name="gr12" style:family="graphic" style:parent-style-name="standard">
      <style:graphic-properties draw:stroke="none" svg:stroke-width="0cm" draw:fill="solid" draw:fill-color="#665eb8" draw:textarea-vertical-align="middle" draw:auto-grow-height="false" draw:fit-to-size="false" fo:min-height="0.981cm" fo:min-width="1.758cm" fo:padding-top="0.269cm" fo:padding-bottom="0.269cm" fo:padding-left="0cm" fo:padding-right="0.251cm" fo:wrap-option="wrap"/>
    </style:style>
    <style:style style:name="gr13" style:family="graphic">
      <style:graphic-properties style:protect="size"/>
    </style:style>
    <style:style style:name="pr1" style:family="presentation" style:parent-style-name="Default-title">
      <style:graphic-properties fo:min-height="3.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ae9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665eb8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3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3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solid" draw:fill-color="#9b57d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8" style:family="paragraph">
      <loext:graphic-properties draw:fill="solid" draw:fill-color="#755dd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45a5ed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1" style:family="paragraph">
      <loext:graphic-properties draw:fill="solid" draw:fill-color="#665eb8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style:text-properties fo:color="#000000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name-asian="微软雅黑" style:font-size-asian="16pt" style:font-style-asian="normal" style:font-weight-asian="normal" style:font-name-complex="微软雅黑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1" fo:font-size="26pt" fo:letter-spacing="normal" fo:font-style="normal" style:text-underline-style="none" fo:font-weight="bold" style:font-name-asian="微软雅黑" style:font-size-asian="26pt" style:font-style-asian="normal" style:font-weight-asian="bold" style:font-name-complex="微软雅黑" style:font-size-complex="2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font-style="normal" style:text-underline-style="none" fo:font-weight="bold" style:font-name-asian="微软雅黑" style:font-size-asian="28pt" style:font-style-asian="normal" style:font-weight-asian="bold" style:font-name-complex="微软雅黑" style:font-size-complex="28pt" style:font-style-complex="normal" style:font-weight-complex="bold"/>
    </style:style>
    <style:style style:name="T5" style:family="text">
      <style:text-properties fo:color="#000000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name="任意形状 4" draw:style-name="gr1" draw:text-style-name="P2" draw:layer="layout" svg:width="3.511cm" svg:height="3.295cm" svg:x="11.21cm" svg:y="6.733cm">
          <text:p text:style-name="P1"><text:span text:style-name="T1">ANA Flight Project</text:span></text:p>
          <draw:enhanced-geometry draw:mirror-horizontal="false" draw:mirror-vertical="false" svg:viewBox="0 0 0 0" drawooo:sub-view-size="1424781 1424781" draw:text-areas="0 0 ?f10 ?f11" draw:type="ooxml-non-primitive" draw:enhanced-path="M 0 712391 C 0 318948 318948 0 712391 0 1105834 0 1424782 318948 1424782 712391 1424782 1105834 1105834 1424782 712391 1424782 318948 1424782 0 1105834 0 712391 Z N">
            <draw:equation draw:name="f0" draw:formula="0*logwidth/1424781"/>
            <draw:equation draw:name="f1" draw:formula="712391*logheight/1424781"/>
            <draw:equation draw:name="f2" draw:formula="712391*logwidth/1424781"/>
            <draw:equation draw:name="f3" draw:formula="0*logheight/1424781"/>
            <draw:equation draw:name="f4" draw:formula="1424782*logwidth/1424781"/>
            <draw:equation draw:name="f5" draw:formula="712391*logheight/1424781"/>
            <draw:equation draw:name="f6" draw:formula="712391*logwidth/1424781"/>
            <draw:equation draw:name="f7" draw:formula="1424782*logheight/1424781"/>
            <draw:equation draw:name="f8" draw:formula="0*logwidth/1424781"/>
            <draw:equation draw:name="f9" draw:formula="712391*logheight/1424781"/>
            <draw:equation draw:name="f10" draw:formula="logwidth"/>
            <draw:equation draw:name="f11" draw:formula="logheight"/>
          </draw:enhanced-geometry>
        </draw:custom-shape>
        <draw:custom-shape draw:name="任意形状 9" draw:style-name="gr2" draw:text-style-name="P3" draw:layer="layout" svg:width="2.144cm" svg:height="1.518cm" draw:transform="rotate (-2.35619449019235) translate (11.888cm 10.439cm)">
          <text:p/>
          <draw:enhanced-geometry draw:mirror-horizontal="false" draw:mirror-vertical="false" svg:viewBox="0 0 0 0" drawooo:sub-view-size="301660 484425" draw:text-areas="0 0 ?f16 ?f17" draw:type="ooxml-non-primitive" draw:enhanced-path="M 0 96885 L 150830 96885 150830 0 301660 242213 150830 484425 150830 387540 0 387540 0 96885 Z N">
            <draw:equation draw:name="f0" draw:formula="0*logwidth/301660"/>
            <draw:equation draw:name="f1" draw:formula="96885*logheight/484425"/>
            <draw:equation draw:name="f2" draw:formula="150830*logwidth/301660"/>
            <draw:equation draw:name="f3" draw:formula="96885*logheight/484425"/>
            <draw:equation draw:name="f4" draw:formula="150830*logwidth/301660"/>
            <draw:equation draw:name="f5" draw:formula="0*logheight/484425"/>
            <draw:equation draw:name="f6" draw:formula="301660*logwidth/301660"/>
            <draw:equation draw:name="f7" draw:formula="242213*logheight/484425"/>
            <draw:equation draw:name="f8" draw:formula="150830*logwidth/301660"/>
            <draw:equation draw:name="f9" draw:formula="484425*logheight/484425"/>
            <draw:equation draw:name="f10" draw:formula="150830*logwidth/301660"/>
            <draw:equation draw:name="f11" draw:formula="387540*logheight/484425"/>
            <draw:equation draw:name="f12" draw:formula="0*logwidth/301660"/>
            <draw:equation draw:name="f13" draw:formula="387540*logheight/484425"/>
            <draw:equation draw:name="f14" draw:formula="0*logwidth/301660"/>
            <draw:equation draw:name="f15" draw:formula="96885*logheight/484425"/>
            <draw:equation draw:name="f16" draw:formula="logwidth"/>
            <draw:equation draw:name="f17" draw:formula="logheight"/>
          </draw:enhanced-geometry>
        </draw:custom-shape>
        <draw:custom-shape draw:name="矩形 6" draw:style-name="gr3" draw:text-style-name="P5" draw:layer="layout" svg:width="6.757cm" svg:height="2.683cm" svg:x="16.751cm" svg:y="5.48cm">
          <text:p text:style-name="P4"><text:span text:style-name="T2">●</text:span><text:span text:style-name="T2">Raspi</text:span><text:span text:style-name="T2">已建好</text:span><text:span text:style-name="T2">lamp</text:span></text:p>
          <text:p text:style-name="P4"><text:span text:style-name="T2">●</text:span><text:span text:style-name="T2">網頁顯示基本完成</text:span></text:p>
          <text:p text:style-name="P4"><text:span text:style-name="T2">●</text:span><text:span text:style-name="T2">尚未和爬蟲程式連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4" draw:text-style-name="P7" draw:layer="layout" svg:width="10.075cm" svg:height="1.349cm" svg:x="16.595cm" svg:y="3.702cm">
          <text:p text:style-name="P6"><text:span text:style-name="T3">網站搭建</text:span><text:span text:style-name="T3">&amp;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5" draw:text-style-name="P5" draw:layer="layout" svg:width="8.958cm" svg:height="6.195cm" svg:x="16.8cm" svg:y="13.001cm">
          <text:p text:style-name="P4"><text:span text:style-name="T2">計算最大里程</text:span></text:p>
          <text:p text:style-name="P4"><text:span text:style-name="T2">●</text:span><text:span text:style-name="T2">目前使用類似</text:span><text:span text:style-name="T2">BFS</text:span><text:span text:style-name="T2">的方式</text:span></text:p>
          <text:p text:style-name="P4"><text:span text:style-name="T2">●</text:span><text:span text:style-name="T2">完成度</text:span><text:span text:style-name="T2">70</text:span><text:span text:style-name="T2">%</text:span></text:p>
          <text:p text:style-name="P4"><text:span text:style-name="T2"/></text:p>
          <text:p text:style-name="P4"><text:span text:style-name="T2">遇到難關</text:span></text:p>
          <text:p text:style-name="P4"><text:span text:style-name="T2">●</text:span><text:span text:style-name="T2">現在方法速度慢</text:span></text:p>
          <text:p text:style-name="P4"><text:span text:style-name="T2">●</text:span><text:span text:style-name="T2">尋找更快速的解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6" draw:text-style-name="P8" draw:layer="layout" svg:width="8.767cm" svg:height="1.349cm" svg:x="16.568cm" svg:y="11.398cm">
          <text:p text:style-name="P6"><text:span text:style-name="T3">區段最大里程演算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7" draw:text-style-name="P5" draw:layer="layout" svg:width="8.636cm" svg:height="1.805cm" svg:x="2.475cm" svg:y="5.137cm">
          <text:p text:style-name="P4"><text:span text:style-name="T2">爬下航空公司里程並上傳</text:span></text:p>
          <text:p text:style-name="P4"><text:span text:style-name="T2">●</text:span><text:span text:style-name="T2">完成度</text:span><text:span text:style-name="T2">100%(</text:span><text:span text:style-name="T2">測試完畢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8" draw:text-style-name="P10" draw:layer="layout" svg:width="6.011cm" svg:height="1.349cm" svg:x="2.814cm" svg:y="3.699cm">
          <text:p text:style-name="P9"><text:span text:style-name="T3">里程爬蟲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9" draw:text-style-name="P5" draw:layer="layout" svg:width="7.464cm" svg:height="5.315cm" svg:x="2.885cm" svg:y="13.255cm">
          <text:p text:style-name="P4"><text:span text:style-name="T2">爬下航班資訊並上傳</text:span></text:p>
          <text:p text:style-name="P4"><text:span text:style-name="T2">●</text:span><text:span text:style-name="T2">完成度</text:span><text:span text:style-name="T2">90%</text:span><text:span text:style-name="T2">（待測試）</text:span></text:p>
          <text:p text:style-name="P4"><text:span text:style-name="T2"/></text:p>
          <text:p text:style-name="P4"><text:span text:style-name="T2">遇到難關</text:span></text:p>
          <text:p text:style-name="P4"><text:span text:style-name="T2">●</text:span><text:span text:style-name="T2">由於機場過多爬蟲時間預 <text:s text:c="6"/>估超過</text:span><text:span text:style-name="T2">6</text:span><text:span text:style-name="T2">小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0" draw:text-style-name="P11" draw:layer="layout" svg:width="6.417cm" svg:height="1.434cm" svg:x="2.882cm" svg:y="11.489cm">
          <text:p text:style-name="P9"><text:span text:style-name="T4">航班爬蟲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任意形状 9" draw:style-name="gr2" draw:text-style-name="P3" draw:layer="layout" svg:width="2.144cm" svg:height="1.518cm" draw:transform="rotate (-0.786445360948645) translate (15.054cm 9.366cm)">
          <text:p/>
          <draw:enhanced-geometry draw:mirror-horizontal="false" draw:mirror-vertical="false" svg:viewBox="0 0 0 0" drawooo:sub-view-size="301660 484425" draw:text-areas="0 0 ?f16 ?f17" draw:type="ooxml-non-primitive" draw:enhanced-path="M 0 96885 L 150830 96885 150830 0 301660 242213 150830 484425 150830 387540 0 387540 0 96885 Z N">
            <draw:equation draw:name="f0" draw:formula="0*logwidth/301660"/>
            <draw:equation draw:name="f1" draw:formula="96885*logheight/484425"/>
            <draw:equation draw:name="f2" draw:formula="150830*logwidth/301660"/>
            <draw:equation draw:name="f3" draw:formula="96885*logheight/484425"/>
            <draw:equation draw:name="f4" draw:formula="150830*logwidth/301660"/>
            <draw:equation draw:name="f5" draw:formula="0*logheight/484425"/>
            <draw:equation draw:name="f6" draw:formula="301660*logwidth/301660"/>
            <draw:equation draw:name="f7" draw:formula="242213*logheight/484425"/>
            <draw:equation draw:name="f8" draw:formula="150830*logwidth/301660"/>
            <draw:equation draw:name="f9" draw:formula="484425*logheight/484425"/>
            <draw:equation draw:name="f10" draw:formula="150830*logwidth/301660"/>
            <draw:equation draw:name="f11" draw:formula="387540*logheight/484425"/>
            <draw:equation draw:name="f12" draw:formula="0*logwidth/301660"/>
            <draw:equation draw:name="f13" draw:formula="387540*logheight/484425"/>
            <draw:equation draw:name="f14" draw:formula="0*logwidth/301660"/>
            <draw:equation draw:name="f15" draw:formula="96885*logheight/484425"/>
            <draw:equation draw:name="f16" draw:formula="logwidth"/>
            <draw:equation draw:name="f17" draw:formula="logheight"/>
          </draw:enhanced-geometry>
        </draw:custom-shape>
        <draw:custom-shape draw:name="任意形状 9" draw:style-name="gr11" draw:text-style-name="P3" draw:layer="layout" svg:width="1.897cm" svg:height="1.395cm" draw:transform="rotate (2.43630510285888) translate (10.93cm 7.594cm)">
          <text:p/>
          <draw:enhanced-geometry draw:mirror-horizontal="false" draw:mirror-vertical="false" svg:viewBox="0 0 0 0" drawooo:sub-view-size="301660 484425" draw:text-areas="0 0 ?f16 ?f17" draw:type="ooxml-non-primitive" draw:enhanced-path="M 0 96885 L 150830 96885 150830 0 301660 242213 150830 484425 150830 387540 0 387540 0 96885 Z N">
            <draw:equation draw:name="f0" draw:formula="0*logwidth/301660"/>
            <draw:equation draw:name="f1" draw:formula="96885*logheight/484425"/>
            <draw:equation draw:name="f2" draw:formula="150830*logwidth/301660"/>
            <draw:equation draw:name="f3" draw:formula="96885*logheight/484425"/>
            <draw:equation draw:name="f4" draw:formula="150830*logwidth/301660"/>
            <draw:equation draw:name="f5" draw:formula="0*logheight/484425"/>
            <draw:equation draw:name="f6" draw:formula="301660*logwidth/301660"/>
            <draw:equation draw:name="f7" draw:formula="242213*logheight/484425"/>
            <draw:equation draw:name="f8" draw:formula="150830*logwidth/301660"/>
            <draw:equation draw:name="f9" draw:formula="484425*logheight/484425"/>
            <draw:equation draw:name="f10" draw:formula="150830*logwidth/301660"/>
            <draw:equation draw:name="f11" draw:formula="387540*logheight/484425"/>
            <draw:equation draw:name="f12" draw:formula="0*logwidth/301660"/>
            <draw:equation draw:name="f13" draw:formula="387540*logheight/484425"/>
            <draw:equation draw:name="f14" draw:formula="0*logwidth/301660"/>
            <draw:equation draw:name="f15" draw:formula="96885*logheight/484425"/>
            <draw:equation draw:name="f16" draw:formula="logwidth"/>
            <draw:equation draw:name="f17" draw:formula="logheight"/>
          </draw:enhanced-geometry>
        </draw:custom-shape>
        <draw:custom-shape draw:name="任意形状 9" draw:style-name="gr12" draw:text-style-name="P3" draw:layer="layout" svg:width="2.008cm" svg:height="1.518cm" draw:transform="rotate (0.766199541625511) translate (13.946cm 6.494cm)">
          <text:p/>
          <draw:enhanced-geometry draw:mirror-horizontal="false" draw:mirror-vertical="false" svg:viewBox="0 0 0 0" drawooo:sub-view-size="301660 484425" draw:text-areas="0 0 ?f16 ?f17" draw:type="ooxml-non-primitive" draw:enhanced-path="M 0 96885 L 150830 96885 150830 0 301660 242213 150830 484425 150830 387540 0 387540 0 96885 Z N">
            <draw:equation draw:name="f0" draw:formula="0*logwidth/301660"/>
            <draw:equation draw:name="f1" draw:formula="96885*logheight/484425"/>
            <draw:equation draw:name="f2" draw:formula="150830*logwidth/301660"/>
            <draw:equation draw:name="f3" draw:formula="96885*logheight/484425"/>
            <draw:equation draw:name="f4" draw:formula="150830*logwidth/301660"/>
            <draw:equation draw:name="f5" draw:formula="0*logheight/484425"/>
            <draw:equation draw:name="f6" draw:formula="301660*logwidth/301660"/>
            <draw:equation draw:name="f7" draw:formula="242213*logheight/484425"/>
            <draw:equation draw:name="f8" draw:formula="150830*logwidth/301660"/>
            <draw:equation draw:name="f9" draw:formula="484425*logheight/484425"/>
            <draw:equation draw:name="f10" draw:formula="150830*logwidth/301660"/>
            <draw:equation draw:name="f11" draw:formula="387540*logheight/484425"/>
            <draw:equation draw:name="f12" draw:formula="0*logwidth/301660"/>
            <draw:equation draw:name="f13" draw:formula="387540*logheight/484425"/>
            <draw:equation draw:name="f14" draw:formula="0*logwidth/301660"/>
            <draw:equation draw:name="f15" draw:formula="96885*logheight/484425"/>
            <draw:equation draw:name="f16" draw:formula="logwidth"/>
            <draw:equation draw:name="f17" draw:formula="logheight"/>
          </draw:enhanced-geometry>
        </draw:custom-shape>
        <draw:frame presentation:style-name="pr1" draw:text-style-name="P12" draw:layer="layout" svg:width="25.199cm" svg:height="3.81cm" svg:x="0.455cm" svg:y="-0.254cm" presentation:class="title" presentation:user-transformed="true">
          <draw:text-box>
            <text:p text:style-name="P12"><text:span text:style-name="T5">目前進度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區段最大里程說明</text:p>
          </draw:text-box>
        </draw:frame>
        <draw:frame presentation:style-name="pr4" draw:text-style-name="P15" draw:layer="layout" svg:width="25.199cm" svg:height="12.179cm" svg:x="1.4cm" svg:y="4.914cm" presentation:class="subtitle" presentation:user-transformed="true">
          <draw:text-box>
            <text:p text:style-name="P14"><text:span text:style-name="T6">主要機場（東京、名古屋）與次要機場（秋田、福島）</text:span></text:p>
            <text:p text:style-name="P14"><text:span text:style-name="T6">●</text:span><text:span text:style-name="T6">主要機場可飛到次要機場</text:span></text:p>
            <text:p text:style-name="P14"><text:span text:style-name="T6">●</text:span><text:span text:style-name="T6">主要機場可互飛</text:span></text:p>
            <text:p text:style-name="P14"><text:span text:style-name="T6">●</text:span><text:span text:style-name="T6">次要機場無法互飛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微软雅黑" svg:font-family="微软雅黑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01:26:05.370129180</meta:creation-date>
    <dc:date>2017-09-28T23:56:11.848509941</dc:date>
    <meta:editing-duration>PT4M53S</meta:editing-duration>
    <meta:editing-cycles>2</meta:editing-cycles>
    <meta:generator>LibreOffice/5.1.6.2$Linux_X86_64 LibreOffice_project/10m0$Build-2</meta:generator>
    <meta:document-statistic meta:object-count="41"/>
  </office:meta>
</office:document-meta>
</file>